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text-properties style:font-name="Source Code Pro" fo:font-weight="normal" style:font-weight-asian="normal" style:font-weight-complex="normal"/>
    </style:style>
    <style:style style:name="P15" style:family="paragraph" style:parent-style-name="Standard">
      <style:text-properties style:font-name="Source Code Pro" fo:font-weight="normal" officeooo:rsid="00037cc5" officeooo:paragraph-rsid="00037cc5" style:font-weight-asian="normal" style:font-weight-complex="normal"/>
    </style:style>
    <style:style style:name="P16" style:family="paragraph" style:parent-style-name="Standard">
      <style:text-properties style:font-name="Source Code Pro" fo:font-weight="normal" officeooo:rsid="00047ae3" officeooo:paragraph-rsid="00047ae3" style:font-weight-asian="normal" style:font-weight-complex="normal"/>
    </style:style>
    <style:style style:name="P17"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18"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19"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5" style:family="paragraph" style:parent-style-name="Standard">
      <style:text-properties style:font-name="Source Code Pro" officeooo:rsid="0007f4ff" officeooo:paragraph-rsid="0007f4ff"/>
    </style:style>
    <style:style style:name="P26" style:family="paragraph" style:parent-style-name="Standard">
      <style:text-properties officeooo:paragraph-rsid="00066557"/>
    </style:style>
    <style:style style:name="P27" style:family="paragraph" style:parent-style-name="Standard">
      <style:paragraph-properties fo:text-align="start" style:justify-single-word="false"/>
      <style:text-properties officeooo:paragraph-rsid="001184a5"/>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6cc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4">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4">*************************<text:span text:style-name="T10">ROTATE ARRAY********************************</text:span></text:p>
      <text:p text:style-name="P14"/>
      <text:p text:style-name="P15">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5">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5">Honestly a really silly mistake but in a test without being able to look things up I would have done poorly.</text:p>
      <text:p text:style-name="P16">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26"><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25">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25"/>
      <text:p text:style-name="P25"/>
      <text:p text:style-name="P25"/>
      <text:p text:style-name="P25"><text:soft-page-break/>***************************<text:span text:style-name="T13">Find Odd Numbers in an Array**************</text:span></text:p>
      <text:p text:style-name="P25"><text:tab/></text:p>
      <text:p text:style-name="P17"><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18">This one was really easy! Basically you have an array of numbers. Each number has an even number of that number except for one. Find the number that does not have a pair (the odd number) and return it.</text:p>
      <text:p text:style-name="P18">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18"/>
      <text:p text:style-name="P18">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18">I had a TINY bit of trouble because the object key was a string, and I had to convert to a number first.</text:p>
      <text:p text:style-name="P18">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19">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19">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19">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19">Order One, O(1) because the size of the problem does not grow with the inputs, it performs the same calculations each time. No for loop</text:p>
      <text:p text:style-name="P9"/>
      <text:p text:style-name="P19">This is similar to a kangaroo problem on HackerRank, but that one had two kangaroos moving at the same time and you needed to see if it was possible if they both landed on the same square ever.</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17">FIND THE MISSING NUMBER IN AN ARRAY************</text:span></text:p>
      <text:p text:style-name="P23">CONSECUTIVE NUMBERS</text:p>
      <text:p text:style-name="P20"><text:a xlink:type="simple" xlink:href="https://app.codility.com/c/run/trainingNKMJ5C-CEX/" text:style-name="Internet_20_link" text:visited-style-name="Visited_20_Internet_20_Link">https://app.codility.com/c/run/trainingNKMJ5C-CEX/</text:a> </text:p>
      <text:p text:style-name="P21">The challenge here was not using a brute force 0(N^2).</text:p>
      <text:p text:style-name="P21">I ended up having to look up the formula to find a missing number.</text:p>
      <text:p text:style-name="P22">The array is an array of unsorted numbers where each number has a number one larger than it except the last number and the missing number. Unknown length, unknown start point. (could be 44);</text:p>
      <text:p text:style-name="P27"><text:span text:style-name="T9">(N*(N+1) / 2) – total. //</text:span><text:span text:style-name="T7"> </text:span><text:span text:style-name="T8">where N is the amount of numbers you have, and the total is the sum of all of them.</text:span></text:p>
      <text:p text:style-name="P22">It was actually really short once this was figured out.</text:p>
      <text:p text:style-name="P22">You add up the total amount of numbers in your array. I first used arr.reduce((a,b)=&gt; a +b) and hit 90%, except for an edge test case where the array was empty.</text:p>
      <text:p text:style-name="P22"><text:span text:style-name="T4">arr.reduce((a,b) =&gt; a + b)</text:span> // returns an error if used on an empty array, an array of one still works.</text:p>
      <text:p text:style-name="P22"><text:span text:style-name="T4">arr.reduce((a,b)=&gt; a + b, 0)</text:span> // will work on an empty array</text:p>
      <text:p text:style-name="P22">You could avoid this and just use a for loop to += each element to a total.</text:p>
      <text:p text:style-name="P22"/>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13"><text:span text:style-name="T2">For this problem you are given an array of integers and asked to split it into two arrays so that the absolute difference between the two array’s total sums is the smallest possible.</text:span></text:p>
      <text:p text:style-name="P13"/>
      <text:p text:style-name="P11"><text:span text:style-name="T18"><text:s/>function solution(A) {</text:span></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4">I messed it up by not putting a -1 on my A.length.</text:p>
      <text:p text:style-name="P24">This one has many variations, largest sum, if it has two that are equal. Apparently also known as a partition problem.</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4T06:24:18.647000000</dc:date>
    <meta:editing-duration>PT18H2M8S</meta:editing-duration>
    <meta:editing-cycles>5</meta:editing-cycles>
    <meta:document-statistic meta:table-count="0" meta:image-count="0" meta:object-count="0" meta:page-count="6" meta:paragraph-count="125" meta:word-count="1541" meta:character-count="9224" meta:non-whitespace-character-count="7401"/>
  </office:meta>
</office:document-meta>
</file>